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Verdana1" svg:font-family="Verdana, Helvetica, sans-serif"/>
    <style:font-face style:name="Verdana" svg:font-family="Verdana, sans-serif"/>
    <style:font-face style:name="ABCDEE+Calibri" svg:font-family="ABCDEE+Calib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text-properties fo:language="pt" fo:country="PT" fo:font-weight="normal" style:font-weight-asian="normal" style:font-weight-complex="normal"/>
    </style:style>
    <style:style style:name="P4" style:family="paragraph" style:parent-style-name="Standard">
      <style:text-properties fo:language="pt" fo:country="PT"/>
    </style:style>
    <style:style style:name="P5" style:family="paragraph" style:parent-style-name="Standard">
      <style:text-properties fo:language="pt" fo:country="PT" fo:font-style="normal" style:font-style-asian="normal" style:font-style-complex="normal"/>
    </style:style>
    <style:style style:name="P6"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7"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8" style:family="paragraph" style:parent-style-name="Standard" style:list-style-name="L1">
      <style:text-properties fo:language="pt" fo:country="PT"/>
    </style:style>
    <style:style style:name="P9" style:family="paragraph" style:parent-style-name="Standard">
      <style:text-properties fo:language="pt" fo:country="PT" fo:font-weight="bold" style:font-weight-asian="bold" style:font-weight-complex="bold"/>
    </style:style>
    <style:style style:name="P10" style:family="paragraph" style:parent-style-name="Standard" style:list-style-name="L1">
      <style:text-properties fo:language="pt" fo:country="PT" fo:font-weight="bold" style:font-weight-asian="bold" style:font-weight-complex="bold"/>
    </style:style>
    <style:style style:name="P11" style:family="paragraph" style:parent-style-name="Standard" style:list-style-name="L2">
      <style:text-properties fo:language="pt" fo:country="PT" fo:font-weight="bold" style:font-weight-asian="bold" style:font-weight-complex="bold"/>
    </style:style>
    <style:style style:name="P12" style:family="paragraph" style:parent-style-name="Standard" style:list-style-name="L5">
      <style:text-properties fo:language="pt" fo:country="PT" fo:font-weight="bold" style:font-weight-asian="bold" style:font-weight-complex="bold"/>
    </style:style>
    <style:style style:name="P13" style:family="paragraph" style:parent-style-name="Standard" style:list-style-name="L15">
      <style:text-properties fo:language="pt" fo:country="PT" fo:font-weight="bold" style:font-weight-asian="bold" style:font-weight-complex="bold"/>
    </style:style>
    <style:style style:name="P14" style:family="paragraph" style:parent-style-name="Standard">
      <style:text-properties fo:language="pt" fo:country="PT" fo:font-weight="normal" style:font-weight-asian="normal" style:font-weight-complex="normal"/>
    </style:style>
    <style:style style:name="P15" style:family="paragraph" style:parent-style-name="Standard" style:list-style-name="L1">
      <style:text-properties fo:language="pt" fo:country="PT" fo:font-weight="normal" style:font-weight-asian="normal" style:font-weight-complex="normal"/>
    </style:style>
    <style:style style:name="P16" style:family="paragraph" style:parent-style-name="Standard" style:list-style-name="L2">
      <style:text-properties fo:language="pt" fo:country="PT"/>
    </style:style>
    <style:style style:name="P17" style:family="paragraph" style:parent-style-name="Standard" style:list-style-name="L3">
      <style:text-properties fo:language="pt" fo:country="PT"/>
    </style:style>
    <style:style style:name="P18" style:family="paragraph" style:parent-style-name="Standard" style:list-style-name="L3">
      <style:text-properties fo:language="pt" fo:country="PT" style:text-underline-style="none"/>
    </style:style>
    <style:style style:name="P19" style:family="paragraph" style:parent-style-name="Standard">
      <style:text-properties fo:language="pt" fo:country="PT" style:text-underline-style="none" fo:font-weight="bold" style:font-weight-asian="bold" style:font-weight-complex="bold"/>
    </style:style>
    <style:style style:name="P20" style:family="paragraph" style:parent-style-name="Standard" style:list-style-name="L7">
      <style:text-properties fo:language="pt" fo:country="PT" style:text-underline-style="none" fo:font-weight="bold" style:font-weight-asian="bold" style:font-weight-complex="bold"/>
    </style:style>
    <style:style style:name="P21" style:family="paragraph" style:parent-style-name="Standard" style:list-style-name="L1">
      <style:text-properties fo:language="pt" fo:country="PT" style:text-underline-style="none" fo:font-weight="bold" style:font-weight-asian="bold" style:font-weight-complex="bold"/>
    </style:style>
    <style:style style:name="P22" style:family="paragraph" style:parent-style-name="Standard" style:list-style-name="L11">
      <style:text-properties fo:language="pt" fo:country="PT" style:text-underline-style="none" fo:font-weight="bold" style:font-weight-asian="bold" style:font-weight-complex="bold"/>
    </style:style>
    <style:style style:name="P23" style:family="paragraph" style:parent-style-name="Standard" style:list-style-name="L14">
      <style:text-properties fo:language="pt" fo:country="PT" style:text-underline-style="none" fo:font-weight="bold" style:font-weight-asian="bold" style:font-weight-complex="bold"/>
    </style:style>
    <style:style style:name="P24" style:family="paragraph" style:parent-style-name="Standard" style:list-style-name="L15">
      <style:text-properties fo:language="pt" fo:country="PT" style:text-underline-style="none" fo:font-weight="bold" style:font-weight-asian="bold" style:font-weight-complex="bold"/>
    </style:style>
    <style:style style:name="P25" style:family="paragraph" style:parent-style-name="Standard" style:list-style-name="L1"/>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9">
      <style:text-properties fo:font-style="normal" style:text-underline-style="none" fo:font-weight="bold" style:font-style-asian="normal" style:font-weight-asian="bold" style:font-style-complex="normal" style:font-weight-complex="bold"/>
    </style:style>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Heading_20_2">
      <style:text-properties fo:language="pt" fo:country="PT"/>
    </style:style>
    <style:style style:name="P40" style:family="paragraph" style:parent-style-name="Heading_20_3">
      <style:text-properties fo:language="pt" fo:country="PT"/>
    </style:style>
    <style:style style:name="P41" style:family="paragraph" style:parent-style-name="Heading_20_3">
      <style:text-properties fo:language="pt" fo:country="PT" fo:font-style="normal" style:font-style-asian="normal" style:font-style-complex="normal"/>
    </style:style>
    <style:style style:name="P42" style:family="paragraph" style:parent-style-name="Heading_20_4">
      <style:text-properties fo:language="pt" fo:country="PT"/>
    </style:style>
    <style:style style:name="P43" style:family="paragraph" style:parent-style-name="Heading_20_4">
      <style:text-properties fo:language="pt" fo:country="PT" fo:font-weight="bold" style:font-weight-asian="bold" style:font-weight-complex="bold"/>
    </style:style>
    <style:style style:name="T1" style:family="text">
      <style:text-properties fo:language="pt" fo:country="PT"/>
    </style:style>
    <style:style style:name="T2" style:family="text">
      <style:text-properties fo:language="pt" fo:country="PT" fo:font-style="normal" style:text-underline-style="none" fo:font-weight="normal" style:font-style-asian="normal" style:font-weight-asian="normal" style:font-style-complex="normal" style:font-weight-complex="normal"/>
    </style:style>
    <style:style style:name="T3" style:family="text">
      <style:text-properties fo:language="pt" fo:country="PT" fo:font-style="normal" style:text-underline-style="none" fo:font-weight="bold" style:font-style-asian="normal" style:font-weight-asian="bold" style:font-style-complex="normal" style:font-weight-complex="bold"/>
    </style:style>
    <style:style style:name="T4" style:family="text">
      <style:text-properties fo:language="pt" fo:country="PT"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language="pt" fo:country="PT" fo:font-style="italic" style:text-underline-style="none" fo:font-weight="normal" style:font-style-asian="italic" style:font-weight-asian="normal" style:font-style-complex="italic" style:font-weight-complex="normal"/>
    </style:style>
    <style:style style:name="T6" style:family="text">
      <style:text-properties fo:language="pt" fo:country="PT" fo:font-style="italic" fo:font-weight="normal" style:font-style-asian="italic" style:font-weight-asian="normal" style:font-style-complex="italic" style:font-weight-complex="normal"/>
    </style:style>
    <style:style style:name="T7" style:family="text">
      <style:text-properties fo:language="pt" fo:country="PT" fo:font-weight="bold" style:font-weight-asian="bold" style:font-weight-complex="bold"/>
    </style:style>
    <style:style style:name="T8" style:family="text">
      <style:text-properties fo:language="pt" fo:country="PT" fo:font-weight="bold" style:font-weight-asian="normal" style:font-weight-complex="normal"/>
    </style:style>
    <style:style style:name="T9" style:family="text">
      <style:text-properties fo:language="pt" fo:country="PT" fo:font-weight="normal" style:font-weight-asian="normal" style:font-weight-complex="normal"/>
    </style:style>
    <style:style style:name="T10" style:family="text">
      <style:text-properties fo:language="pt" fo:country="PT" style:text-underline-style="solid" style:text-underline-width="auto" style:text-underline-color="font-color" fo:font-weight="normal" style:font-weight-asian="normal" style:font-weight-complex="normal"/>
    </style:style>
    <style:style style:name="T11" style:family="text">
      <style:text-properties fo:language="pt" fo:country="PT" style:text-underline-style="none" fo:font-weight="bold" style:font-weight-asian="bold" style:font-weight-complex="bold"/>
    </style:style>
    <style:style style:name="T12" style:family="text">
      <style:text-properties fo:language="pt" fo:country="PT" style:text-underline-style="none" fo:font-weight="normal" style:font-weight-asian="normal" style:font-weight-complex="normal"/>
    </style:style>
    <style:style style:name="T13"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language-asian="zxx" style:country-asian="none" style:font-style-asian="italic" style:language-complex="zxx" style:country-complex="none" style:font-style-complex="italic"/>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style:font-weight-asian="bold"/>
    </style:style>
    <style:style style:name="T31" style:family="text">
      <style:text-properties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40"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14">Categories for the Description of Works of Art (CDWA)</text:span><text:span text:style-name="T20"> e</text:span><text:span text:style-name="T13"> </text:span><text:span text:style-name="T14">Cataloging Cultural Objects (CCO) </text:span><text:span text:style-name="T20">e </text:span><text:span text:style-name="T14">CDWA Lite</text:span><text:span text:style-name="T20">. </text:span><text:span text:style-name="T20"><text:s/></text:span></text:p>
      <text:p text:style-name="P1"><text:span text:style-name="T20">O CDWA descreve o conteúdo de bases de dados de arte articulando uma </text:span><text:span text:style-name="T19">framework</text:span><text:span text:style-name="T20"> conceptual para descrever e aceder a informação sobre obras de arte, arquitetura, outro materiais de cultura, grupos e coleções de obras e imagens relacionadas. O CDWA inclui 532 categorias e subcategorias. </text:span></text:p>
      <text:p text:style-name="P1"><text:span text:style-name="T20">O CCO é um guia ao invés de um conjunto de elementos de meta-dados. Os elementos que abrange são referentes a áreas de informação num registo de catalogação que podem ser mapeadas para vários elementos de meta-dados tais como CDWA ou CDWA </text:span><text:span text:style-name="T20">Lite.</text:span><text:span text:style-name="T20"> Basicamente, é um documento lato que inclui regras para formatação de dados, sugestões para informação obrigatória, requisitos para vocabulário controlado e problemas de apresentação.</text:span></text:p>
      <text:p text:style-name="P1"><text:span text:style-name="T20">Para facilitar a partilha de registos complacentes com CDWA através do protocolo </text:span><text:span text:style-name="T14">Open Archives Initiative – Protocol for Metadata Harvesting (OAI-PMH)</text:span><text:span text:style-name="T20">,</text:span><text:span text:style-name="T20"> o Getty Research Institute criou o schema </text:span><text:span text:style-name="T20"><text:s/>XML </text:span><text:span text:style-name="T20">CDWA </text:span><text:span text:style-name="T20">Lite</text:span><text:span text:style-name="T20"> baseado nas categorias consideradas essenciais (core) do CDWA que descreve um formato para registos essenciais de obras de arte e material cultural baseados no CDWA e CCO.</text:span></text:p>
      <text:p text:style-name="P5"/>
      <text:p text:style-name="P5">Após uma análise a todas estas normas e estruturas, chegámos a um modelo final que passaremos a descrever na secção seguinte.</text:p>
      <text:p text:style-name="P5"/>
      <text:p text:style-name="P5"/>
      <text:h text:style-name="P41" text:outline-level="3">Modelo de Dados</text:h>
      <text:p text:style-name="P1">O modelo representa uma simplificação do que é sugerido pelo CDWA, apenas representando os meta-<text:soft-page-break/>dados <text:span text:style-name="T20">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42" text:outline-level="4">Tabelas com origem em entidades e relacionamentos 1:N</text:h>
      <text:p text:style-name="P1">As seguintes tabelas foram criadas com base nos meta-dados que pretendemos armazenar:</text:p>
      <text:list xml:id="list2061156623" text:style-name="L1">
        <text:list-item>
          <text:p text:style-name="P8"><text:span text:style-name="T29">Object_Work_Records</text:span><text:span text:style-name="T21"> {</text:span><text:span text:style-name="T22">id_object_Work_Records</text:span><text:span text:style-name="T21">, displayCreator, displayMeasurements, displayMaterialsTech, displayCreationDate, </text:span><text:span text:style-name="T15">RecordType</text:span><text:span text:style-name="T21">}</text:span></text:p>
          <text:p text:style-name="P25"><text:span text:style-name="T1">Correspondente à categoria </text:span><text:span text:style-name="Strong_20_Emphasis"><text:span text:style-name="T1">Object/Work</text:span></text:span><text:span text:style-name="Strong_20_Emphasis"><text:span text:style-name="T9">. Esta tabela identifica o foco lógico da discussão. Representa uma obra de arte (objeto) no repositório, descreve o que é a obra e possibilita a procura de obras de um determinados tipo.</text:span></text:span></text:p>
          <text:p text:style-name="P8"/>
          <text:p text:style-name="P8">Atributos:</text:p>
          <text:list>
            <text:list-item>
              <text:p text:style-name="P25"><text:span text:style-name="T3">id_object_Work_Records:</text:span><text:span text:style-name="T1"> é chave primária, já que identifica univocamente cada registo. Inteiro que é auto incrementado;</text:span></text:p>
            </text:list-item>
            <text:list-item>
              <text:p text:style-name="P10"><text:span text:style-name="T20">displayCreator:</text:span><text:span text:style-name="T21"> </text:span><text:span text:style-name="T21">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8"><text:span text:style-name="T27">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8"><text:span text:style-name="T27">DisplayMaterialsTech:</text:span><text:span text:style-name="T21">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8"><text:span text:style-name="T27">DisplayCreationDate: </text:span><text:span text:style-name="T21">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8"><text:span text:style-name="T29">RecordType:</text:span> é chave estrangeira da tabela RecordType. Inteiro que identifica o tipo de de registo da obra.</text:p>
            </text:list-item>
          </text:list>
        </text:list-item>
      </text:list>
      <text:p text:style-name="P1"><text:tab/></text:p>
      <text:list xml:id="list421950415" text:continue-numbering="true" text:style-name="L1">
        <text:list-item>
          <text:p text:style-name="P10">Object_Work_Types<text:span text:style-name="T32"> {</text:span><text:span text:style-name="T33">id_type</text:span><text:span text:style-name="T32">, type, termsource, termsourceID}</text:span></text:p>
        </text:list-item>
      </text:list>
      <text:p text:style-name="P1"><text:tab/>Correspondente à categoria <text:span text:style-name="T29">Object/Work Type</text:span><text:span text:style-name="T32">. Esta </text:span><text:span text:style-name="Strong_20_Emphasis"><text:span text:style-name="T32">tabela</text:span></text:span><text:span text:style-name="T32"> representa um termo que identifica o tipo específico de objeto ou obra descrita.</text:span></text:p>
      <text:p text:style-name="P3"/>
      <text:p text:style-name="P3"><text:tab/>Atributos:</text:p>
      <text:list xml:id="list260991864" text:style-name="L2">
        <text:list-item>
          <text:p text:style-name="P16"><text:span text:style-name="T24">id_type:</text:span><text:span text:style-name="T25"> </text:span><text:span text:style-name="T25">é chave primária, já que identifica univocamente cada tipo. Inteiro que é auto incrementado;</text:span></text:p>
        </text:list-item>
        <text:list-item>
          <text:p text:style-name="P16"><text:soft-page-break/><text:span text:style-name="T24">type:</text:span><text:span text:style-name="T25"> string que representa um termo <text:s/>que identifica o tipo específico de objeto ou obra descrita.</text:span></text:p>
        </text:list-item>
        <text:list-item>
          <text:p text:style-name="P11"><text:span text:style-name="T26">termsource: </text:span><text:span text:style-name="T25">string que identifica a fonte do termo.</text:span></text:p>
        </text:list-item>
        <text:list-item>
          <text:p text:style-name="P16"><text:span text:style-name="T24">termsourceID:</text:span><text:span text:style-name="T25"> string que representa o identificador do termo na fonte.</text:span></text:p>
        </text:list-item>
      </text:list>
      <text:p text:style-name="P6"/>
      <text:list xml:id="list546485809" text:continue-list="list421950415" text:style-name="L1">
        <text:list-item>
          <text:p text:style-name="P8"><text:span text:style-name="T29">Object_Work_Titles {</text:span><text:span text:style-name="T34">id_object_Work_Titles</text:span><text:span text:style-name="T29">, title, pref, type, lang, langtermsource, </text:span><text:span text:style-name="T16">Object_Work_Record</text:span><text:span text:style-name="T29">}</text:span></text:p>
          <text:p text:style-name="P25"><text:span text:style-name="T1">Correspondente à categoria </text:span><text:span text:style-name="T7">Titles or Names</text:span><text:span text:style-name="T1">. Esta </text:span><text:span text:style-name="Strong_20_Emphasis"><text:span text:style-name="T9">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641824446" text:style-name="L3">
        <text:list-item>
          <text:p text:style-name="P17"><text:span text:style-name="T36">id_object_Work_Titles:</text:span><text:span text:style-name="T37"> </text:span><text:span text:style-name="T25">é chave primária, já que identifica univocamente cada título. Inteiro que é auto incrementado;</text:span></text:p>
        </text:list-item>
        <text:list-item>
          <text:p text:style-name="P17"><text:span text:style-name="T36">title:</text:span><text:span text:style-name="T37"> string que identifica os títulos ou nomes dados a uma obra de arte, arquitetura, cultura material.</text:span></text:p>
        </text:list-item>
        <text:list-item>
          <text:p text:style-name="P18"><text:span text:style-name="T29">pref:</text:span><text:span text:style-name="T32"> string que representa uma indicação de um título ser o preferido da obra ou não.</text:span></text:p>
        </text:list-item>
        <text:list-item>
          <text:p text:style-name="P18"><text:span text:style-name="T29">type: </text:span><text:span text:style-name="T32">string que representa o tipo do título ou nome atribuído a uma obra.</text:span></text:p>
        </text:list-item>
        <text:list-item>
          <text:p text:style-name="P18"><text:span text:style-name="T29">lang:</text:span><text:span text:style-name="T32"> string que representa a língua do título ou nome.</text:span></text:p>
        </text:list-item>
        <text:list-item>
          <text:p text:style-name="P17"><text:span text:style-name="T36">langtermsource: </text:span><text:span text:style-name="T37">string que representa a fonte do termo que identifica a língua.</text:span></text:p>
        </text:list-item>
        <text:list-item>
          <text:p text:style-name="P17"><text:span text:style-name="T24">Object_Work_Record:</text:span> é chave estrangeira da tabela <text:span text:style-name="T25">Object_Work_Record</text:span>. Inteiro que identifica a obra.</text:p>
        </text:list-item>
      </text:list>
      <text:list xml:id="list1501616167" text:continue-list="list546485809" text:style-name="L1">
        <text:list-item>
          <text:list>
            <text:list-header>
              <text:p text:style-name="P10"/>
            </text:list-header>
          </text:list>
        </text:list-item>
        <text:list-item>
          <text:p text:style-name="P8"><text:span text:style-name="T29">SourceTitles</text:span><text:span text:style-name="T32"> {</text:span><text:span text:style-name="T33">id_sourceTitles</text:span><text:span text:style-name="T32">, sourceTitle}</text:span></text:p>
          <text:p text:style-name="P25"><text:span text:style-name="T9">Esta </text:span><text:span text:style-name="Strong_20_Emphasis"><text:span text:style-name="T9">tabela</text:span></text:span><text:span text:style-name="T9"> representa a fonte para o título, genericamente uma fonte publicada.</text:span></text:p>
        </text:list-item>
      </text:list>
      <text:p text:style-name="P3"/>
      <text:p text:style-name="P3"><text:tab/>Atributos:</text:p>
      <text:list xml:id="list357981149" text:continue-list="list641824446" text:style-name="L3">
        <text:list-item>
          <text:p text:style-name="P17"><text:span text:style-name="T34">i</text:span><text:span text:style-name="T23">d_sourceTitles</text:span><text:span text:style-name="T36">:</text:span><text:span text:style-name="T37"> </text:span><text:span text:style-name="T25">é chave primária, já que identifica univocamente cada fonte. Inteiro que é auto incrementado;</text:span></text:p>
        </text:list-item>
        <text:list-item>
          <text:p text:style-name="P17"><text:span text:style-name="T36">sourceTitle:</text:span><text:span text:style-name="T37"> string que identifica a fonte para o título, geralmente uma fonte publicada.</text:span></text:p>
        </text:list-item>
      </text:list>
      <text:list xml:id="list1254501725" text:continue-list="list1501616167" text:style-name="L1">
        <text:list-item>
          <text:list>
            <text:list-header>
              <text:p text:style-name="P10"/>
            </text:list-header>
          </text:list>
        </text:list-item>
        <text:list-item>
          <text:p text:style-name="P10">IndexingMeasurements<text:span text:style-name="T32"> {</text:span><text:span text:style-name="T33">id_indexingMeasurements</text:span><text:span text:style-name="T32">, </text:span><text:span text:style-name="T15">Object_Work_Record</text:span><text:span text:style-name="T32">}</text:span></text:p>
          <text:p text:style-name="P25"><text:span text:style-name="T9">Correspondente à categoria </text:span><text:span text:style-name="T7">Measurements</text:span><text:span text:style-name="T9">. Esta </text:span><text:span text:style-name="Strong_20_Emphasis"><text:span text:style-name="T9">tabela</text:span></text:span><text:span text:style-name="T9"> representa as dimensões, tamanho, forma, escala, formato, ou configuração de armazenamento, incluindo volume, peso, área ou tempo de execução.</text:span></text:p>
        </text:list-item>
      </text:list>
      <text:p text:style-name="P3"/>
      <text:p text:style-name="P3"><text:tab/>Atributos:</text:p>
      <text:list xml:id="list887979998" text:style-name="L4">
        <text:list-item>
          <text:p text:style-name="P27"><text:span text:style-name="T3">id_indexingMeasurements: </text:span><text:span text:style-name="T2">é chave primária, já que identifica univocamente cada grupo de medidas. Inteiro que é auto incrementado;</text:span></text:p>
        </text:list-item>
        <text:list-item>
          <text:p text:style-name="P27"><text:span text:style-name="T3">Object_Work_Record</text:span><text:span text:style-name="T2">: é chave estrangeira da tabela Object_Work_Record. Inteiro que identifica a obra.</text:span></text:p>
        </text:list-item>
      </text:list>
      <text:list xml:id="list1291539642" text:continue-list="list1254501725" text:style-name="L1">
        <text:list-header>
          <text:p text:style-name="P15"/>
        </text:list-header>
        <text:list-item>
          <text:p text:style-name="P10">Measurements<text:span text:style-name="T32"> {</text:span><text:span text:style-name="T33">id_measurements</text:span><text:span text:style-name="T32">, value, unit, type, </text:span><text:span text:style-name="T15">IndexingMeasurement</text:span><text:span text:style-name="T32">}</text:span></text:p>
          <text:p text:style-name="P25"><text:span text:style-name="T9">Correspondente às categorias </text:span><text:span text:style-name="T29">Dimensions Type</text:span>, <text:span text:style-name="T7">Dimensions Value</text:span><text:span text:style-name="T9"> e</text:span><text:span text:style-name="T1"> </text:span><text:span text:style-name="T7">Dimensions Unit</text:span><text:span text:style-name="T8">. </text:span><text:span text:style-name="T9">Esta </text:span><text:span text:style-name="Strong_20_Emphasis"><text:span text:style-name="T9">tabela</text:span></text:span><text:span text:style-name="T9"> representa as dimensões ou outras medidas de outros aspetos de uma obra.</text:span></text:p>
        </text:list-item>
      </text:list>
      <text:p text:style-name="P3"><text:tab/></text:p>
      <text:p text:style-name="P3"><text:tab/>Atributos:</text:p>
      <text:list xml:id="list2168496730" text:continue-list="list887979998" text:style-name="L4">
        <text:list-item>
          <text:p text:style-name="P27"><text:soft-page-break/><text:span text:style-name="T3">id_measurements: </text:span><text:span text:style-name="T2">é chave primária, já que identifica univocamente cada grupo de medidas. Inteiro que é auto incrementado;</text:span></text:p>
        </text:list-item>
        <text:list-item>
          <text:p text:style-name="P27"><text:span text:style-name="T3">value:</text:span><text:span text:style-name="T2"> string que representa o valor numérico de uma dimensão em específico de uma obra;</text:span></text:p>
        </text:list-item>
        <text:list-item>
          <text:p text:style-name="P27"><text:span text:style-name="T3">unit:</text:span><text:span text:style-name="T2"> string que representa unidade de medida usada;</text:span></text:p>
        </text:list-item>
        <text:list-item>
          <text:p text:style-name="P27"><text:span text:style-name="T3">type:</text:span><text:span text:style-name="T2"> string que representa o tipo de dimensão de uma área em específico ou parte de uma obra.</text:span></text:p>
        </text:list-item>
        <text:list-item>
          <text:p text:style-name="P27"><text:span text:style-name="T3">Object_Work_Record</text:span><text:span text:style-name="T2">: é chave estrangeira da tabela Object_Work_Record. Inteiro que identifica a obra.</text:span></text:p>
        </text:list-item>
      </text:list>
      <text:p text:style-name="P7"/>
      <text:list xml:id="list1968614898" text:continue-list="list1291539642" text:style-name="L1">
        <text:list-item>
          <text:p text:style-name="P10">QualifierMeasurements<text:span text:style-name="T32"> {</text:span><text:span text:style-name="T33">id_qualifierMeasurements</text:span><text:span text:style-name="T32">, qualifierMeasurement}</text:span></text:p>
          <text:p text:style-name="P25"><text:span text:style-name="T1">Correspondente à categoria </text:span><text:span text:style-name="T29">Dimensions Qualifier</text:span><text:span text:style-name="T1">. Esta </text:span><text:span text:style-name="Strong_20_Emphasis"><text:span text:style-name="T9">tabela</text:span></text:span><text:span text:style-name="T1"> representa uma palavra ou frase que elabora na natureza da obra quando necessário, tal como quando as medidas são próximas.</text:span></text:p>
        </text:list-item>
      </text:list>
      <text:p text:style-name="Standard"><text:span text:style-name="T1"/></text:p>
      <text:p text:style-name="Standard"><text:span text:style-name="T1"><text:tab/>Atributos:</text:span></text:p>
      <text:list xml:id="list1206622469" text:style-name="L6">
        <text:list-item>
          <text:p text:style-name="P28"><text:span text:style-name="T11">id_qualifierMeasurements:</text:span><text:span text:style-name="T12"> </text:span><text:span text:style-name="T2">é chave primária, já que identifica univocamente cada qualificador. Inteiro que é auto incrementado;</text:span></text:p>
        </text:list-item>
        <text:list-item>
          <text:p text:style-name="P28"><text:span text:style-name="T11">qualifierMeasurement:</text:span><text:span text:style-name="T12"> string que representa uma palavra ou frase que elabora na natureza da obra quando necessário, tal como quando as medidas são próximas.</text:span></text:p>
        </text:list-item>
      </text:list>
      <text:p text:style-name="Standard"><text:span text:style-name="T12"/></text:p>
      <text:list xml:id="list1721342489" text:continue-list="list1968614898" text:style-name="L1">
        <text:list-item>
          <text:p text:style-name="P8"><text:span text:style-name="T29">IndexingMaterialsTech</text:span><text:span text:style-name="T32"> {</text:span><text:span text:style-name="T33">id_indexingMaterialsTech</text:span><text:span text:style-name="T32">, type, </text:span><text:span text:style-name="T15">Object_Work_Record</text:span><text:span text:style-name="T32">}</text:span></text:p>
          <text:p text:style-name="P25"><text:span text:style-name="T9">Correspondente à categoria </text:span><text:span text:style-name="Strong_20_Emphasis"><text:span text:style-name="T29">Materials/Techniques</text:span></text:span><text:span text:style-name="T9">. Esta </text:span><text:span text:style-name="Strong_20_Emphasis"><text:span text:style-name="T9">tabela</text:span></text:span><text:span text:style-name="T9"> representa materiais e técnicas indexadas com termos controlados para pesquisa.</text:span></text:p>
        </text:list-item>
      </text:list>
      <text:p text:style-name="Standard"><text:span text:style-name="T9"/></text:p>
      <text:p text:style-name="Standard"><text:span text:style-name="T9"><text:tab/>Atributos:</text:span></text:p>
      <text:list xml:id="list574197524" text:style-name="L7">
        <text:list-item>
          <text:p text:style-name="P29"><text:span text:style-name="T11">id_indexingMaterialsTech:</text:span><text:span text:style-name="T12"> </text:span><text:span text:style-name="T2">é chave primária, já que identifica univocamente cada grupo de materiais. Inteiro que é auto incrementado;</text:span></text:p>
        </text:list-item>
        <text:list-item>
          <text:p text:style-name="P20">type:<text:span text:style-name="T32"> string que representa o papel que indica se os termos se referem a um meio ou um suporte para materiais, ou a uma técnica ou utensílio.</text:span></text:p>
        </text:list-item>
        <text:list-item>
          <text:p text:style-name="P29"><text:span text:style-name="T3">Object_Work_Record:</text:span><text:span text:style-name="T5"> </text:span><text:span text:style-name="T2">é chave estrangeira da tabela Object_Work_Record. Inteiro que identifica a obra.</text:span></text:p>
        </text:list-item>
      </text:list>
      <text:p text:style-name="Standard"><text:span text:style-name="T9"/></text:p>
      <text:list xml:id="list1623471948" text:continue-list="list1721342489" text:style-name="L1">
        <text:list-item>
          <text:p text:style-name="P10">TermMaterialsTech<text:span text:style-name="T32"> {</text:span><text:span text:style-name="T33">id_termMaterialsTech</text:span><text:span text:style-name="T32">, termMaterialsTech, termsource, termsourceID}</text:span></text:p>
          <text:p text:style-name="P25"><text:span text:style-name="T9">Correspondente à categoria </text:span><text:span text:style-name="T36">Materials/Techniques Description</text:span><text:span text:style-name="T9">. Esta </text:span><text:span text:style-name="Strong_20_Emphasis"><text:span text:style-name="T9">tabela</text:span></text:span><text:span text:style-name="T9"> representa </text:span><text:span text:style-name="T12">um termo que indexa um material ou técnica.</text:span></text:p>
          <text:p text:style-name="P25"><text:span text:style-name="T12"/></text:p>
          <text:p text:style-name="P25"><text:span text:style-name="T12">Atributos:</text:span></text:p>
          <text:list>
            <text:list-item>
              <text:p text:style-name="P25"><text:span text:style-name="T11">id_termMaterialsTech:</text:span><text:span text:style-name="T12"> </text:span><text:span text:style-name="T2">é chave primária, já que identifica univocamente cada termo. Inteiro que é auto incrementado;</text:span></text:p>
            </text:list-item>
            <text:list-item>
              <text:p text:style-name="P25"><text:span text:style-name="T11">termMaterialsTech:</text:span><text:span text:style-name="T12"> string que representa um termo que indexa um material ou técnica</text:span></text:p>
            </text:list-item>
            <text:list-item>
              <text:p text:style-name="P25"><text:span text:style-name="T11">termsource:</text:span><text:span text:style-name="T12"> </text:span><text:span text:style-name="T2">string que identifica a fonte do termo.</text:span></text:p>
            </text:list-item>
            <text:list-item>
              <text:p text:style-name="P21"><text:span text:style-name="T20">termsourceID:</text:span><text:span text:style-name="T21"> string que representa o identificador do termo na fonte.</text:span></text:p>
            </text:list-item>
          </text:list>
          <text:p text:style-name="P10"><text:span text:style-name="T32"/></text:p>
        </text:list-item>
        <text:list-item>
          <text:p text:style-name="P10">ExtentMaterialsTech<text:span text:style-name="T32"> {</text:span><text:span text:style-name="T33">id_extentMaterialsTech</text:span><text:span text:style-name="T32">, extentMaterialsTech, </text:span><text:span text:style-name="T15">IndexingMaterialsTech</text:span><text:span text:style-name="T32">}</text:span></text:p>
          <text:p text:style-name="P25"><text:span text:style-name="T1">Correspondente à categoria </text:span><text:span text:style-name="T29">Materials/Techniques Extent</text:span><text:span text:style-name="T1">. Esta </text:span><text:span text:style-name="Strong_20_Emphasis"><text:span text:style-name="T9">tabela</text:span></text:span><text:span text:style-name="T1"> representa uma explicação da parte da obra à qual os materiais ou técnicas se aplicam.</text:span></text:p>
        </text:list-item>
      </text:list>
      <text:p text:style-name="Standard"><text:span text:style-name="T1"/></text:p>
      <text:p text:style-name="Standard"><text:span text:style-name="T1"><text:tab/>Atributos:</text:span></text:p>
      <text:list xml:id="list583055834" text:style-name="L8">
        <text:list-item>
          <text:p text:style-name="P30"><text:soft-page-break/><text:span text:style-name="T11">id_extentMaterialsTech:</text:span><text:span text:style-name="T12"> </text:span><text:span text:style-name="T2">é chave primária, já que identifica univocamente cada explicação. Inteiro que é auto incrementado;</text:span></text:p>
        </text:list-item>
        <text:list-item>
          <text:p text:style-name="P30"><text:span text:style-name="T11">extentMaterialsTech:</text:span><text:span text:style-name="T12"> string que representa uma explicação da parte da obra à qual os materiais ou técnicas se aplicam.</text:span></text:p>
        </text:list-item>
        <text:list-item>
          <text:p text:style-name="P30"><text:span text:style-name="T3">IndexingMaterialsTech:</text:span><text:span text:style-name="T5"> </text:span><text:span text:style-name="T2">é chave estrangeira da tabela IndexingMaterialsTech. Inteiro que identifica o material/técnica.</text:span></text:p>
        </text:list-item>
      </text:list>
      <text:p text:style-name="P2"><text:span text:style-name="T17"/></text:p>
      <text:list xml:id="list1371938678" text:continue-list="list1623471948" text:style-name="L1">
        <text:list-item>
          <text:p text:style-name="P25"><text:span text:style-name="T7">ConservationTreatmentHistory</text:span><text:span text:style-name="T9"> {</text:span><text:span text:style-name="T4">id_conservationTreatmentHistory</text:span><text:span text:style-name="T9">, </text:span><text:span text:style-name="T6">treatmentDate</text:span><text:span text:style-name="T9">, </text:span><text:span text:style-name="T6">Object_Work_Record</text:span><text:span text:style-name="T9">}</text:span></text:p>
          <text:p text:style-name="P25"><text:span text:style-name="T9">Correspondente à categoria </text:span><text:span text:style-name="T7">Conservation</text:span><text:span text:style-name="Strong_20_Emphasis"><text:span text:style-name="T7">/Treatment History</text:span></text:span><text:span text:style-name="T9">. Esta </text:span><text:span text:style-name="Strong_20_Emphasis"><text:span text:style-name="T9">tabela</text:span></text:span><text:span text:style-name="T9"> representa o histórico dos procedimentos ou ações a que uma obra foi sujeita para repará-la, conservá-la ou estabilizá-la.</text:span></text:p>
        </text:list-item>
      </text:list>
      <text:p text:style-name="Standard"><text:span text:style-name="T9"><text:tab/></text:span></text:p>
      <text:p text:style-name="Standard"><text:span text:style-name="T9"><text:tab/>Atributos:</text:span></text:p>
      <text:list xml:id="list269621703" text:style-name="L9">
        <text:list-item>
          <text:p text:style-name="P31"><text:span text:style-name="T3">id_conservationTreatmentHistory:</text:span><text:span text:style-name="T2"> é chave primária, já que identifica univocamente cada procedimento. Inteiro que é auto incrementado;</text:span></text:p>
        </text:list-item>
        <text:list-item>
          <text:p text:style-name="P31"><text:span text:style-name="T3">treatmentDate:</text:span><text:span text:style-name="T2"> é chave estrangeira da tabela TreatmentDates. Inteiro que identifica a data de tratamento.</text:span></text:p>
        </text:list-item>
        <text:list-item>
          <text:p text:style-name="P31"><text:span text:style-name="T3">Object_Work_Record:</text:span><text:span text:style-name="T2"> é chave estrangeira da tabela Object_Work_Record. Inteiro que identifica a obra.</text:span></text:p>
          <text:p text:style-name="P32"><text:span text:style-name="T9"/></text:p>
        </text:list-item>
      </text:list>
      <text:list xml:id="list848919604" text:continue-list="list1371938678" text:style-name="L1">
        <text:list-item>
          <text:p text:style-name="P10">TreatmentTypes<text:span text:style-name="T32"> {</text:span><text:span text:style-name="T33">id_treatmentTypes</text:span><text:span text:style-name="T32">, treatmentType}</text:span></text:p>
        </text:list-item>
      </text:list>
      <text:p text:style-name="P2"><text:span text:style-name="T32"><text:tab/>Correspondente à categoria </text:span><text:span text:style-name="Strong_20_Emphasis"><text:span text:style-name="T29">Treatment Type</text:span></text:span><text:span text:style-name="T32">. Esta </text:span><text:span text:style-name="Strong_20_Emphasis"><text:span text:style-name="T32">tabela</text:span></text:span><text:span text:style-name="T32"> representa o nome do tratamento de conservação ou procedimento de restauração técnica/científica realizado na obra.</text:span></text:p>
      <text:p text:style-name="P2"><text:span text:style-name="T32"/></text:p>
      <text:p text:style-name="P2"><text:span text:style-name="T32"><text:tab/>Atributos:</text:span></text:p>
      <text:list xml:id="list1922723394" text:style-name="L10">
        <text:list-item>
          <text:p text:style-name="P33"><text:span text:style-name="T11">id_treatmentTypes</text:span><text:span text:style-name="T12">:</text:span><text:span text:style-name="T11"> </text:span><text:span text:style-name="T2">é chave primária, já que identifica univocamente cada nome. Inteiro que é auto incrementado;</text:span></text:p>
        </text:list-item>
        <text:list-item>
          <text:p text:style-name="P33"><text:span text:style-name="T11">treatmentType:</text:span><text:span text:style-name="T12"> string que representa o nome do tratamento de conservação ou procedimento de restauração técnica/científica realizado na obra.</text:span></text:p>
          <text:p text:style-name="P33"/>
        </text:list-item>
      </text:list>
      <text:list xml:id="list398574322" text:continue-list="list848919604" text:style-name="L1">
        <text:list-item>
          <text:p text:style-name="P10">ConservationTreatmentDescriptions<text:span text:style-name="T32"> {</text:span><text:span text:style-name="T33">id_conservationTreatmentDescriptions</text:span><text:span text:style-name="T32">, ConservationTreatmentDescription, </text:span><text:span text:style-name="T18">ConservationTreatmentHistory</text:span><text:span text:style-name="T32">}</text:span></text:p>
          <text:p text:style-name="P25"><text:span text:style-name="T9">Correspondente à categoria </text:span><text:span text:style-name="T7">Conservation</text:span><text:span text:style-name="Strong_20_Emphasis"><text:span text:style-name="T7">/Treatment Description</text:span></text:span><text:span text:style-name="T9">. Esta </text:span><text:span text:style-name="Strong_20_Emphasis"><text:span text:style-name="T9">tabela</text:span></text:span><text:span text:style-name="T9"> representa uma descrição em prosa de procedimentos ou ações a que uma obra foi sujeita para repará-la, conservá-la ou estabilizá-la.</text:span></text:p>
        </text:list-item>
      </text:list>
      <text:p text:style-name="Standard"><text:span text:style-name="T9"/></text:p>
      <text:p text:style-name="Standard"><text:span text:style-name="T9"><text:tab/>Atributos:</text:span></text:p>
      <text:list xml:id="list430575439" text:style-name="L11">
        <text:list-item>
          <text:p text:style-name="P34"><text:span text:style-name="T11">id_conservationTreatmentDescriptions:</text:span><text:span text:style-name="T12"> </text:span><text:span text:style-name="T2">é chave primária, já que identifica univocamente cada descrição. Inteiro que é auto incrementado;</text:span></text:p>
        </text:list-item>
        <text:list-item>
          <text:p text:style-name="P34"><text:span text:style-name="T11">ConservationTreatmentDescription: </text:span><text:span text:style-name="T12">string que representa uma descrição em prosa de procedimentos ou ações a que uma obra foi sujeita para repará-la, conservá-la ou estabilizá-la. </text:span></text:p>
        </text:list-item>
        <text:list-item>
          <text:p text:style-name="P34"><text:span text:style-name="T3">ConservationTreatmentHistory:</text:span><text:span text:style-name="T5"> </text:span><text:span text:style-name="T2">é chave estrangeira da tabela ConservationTreatmentHistory. Inteiro que identifica o histórico.</text:span></text:p>
          <text:p text:style-name="P22"><text:span text:style-name="T15"/></text:p>
        </text:list-item>
      </text:list>
      <text:list xml:id="list1231702234" text:continue-list="list398574322" text:style-name="L1">
        <text:list-item>
          <text:p text:style-name="P10">TreatmentDates<text:span text:style-name="T32"> {</text:span><text:span text:style-name="T33">id_treatmentDates</text:span><text:span text:style-name="T32">, treatmentDate, </text:span><text:span text:style-name="T15">earliestDate</text:span><text:span text:style-name="T32">, </text:span><text:span text:style-name="T18">latestDate</text:span><text:span text:style-name="T32">}</text:span></text:p>
          <text:p text:style-name="P10"><text:span text:style-name="T32">Correspondente à categoria </text:span><text:span text:style-name="Strong_20_Emphasis"><text:span text:style-name="T29">Treatment Date</text:span></text:span><text:span text:style-name="T32">. Esta </text:span><text:span text:style-name="Strong_20_Emphasis"><text:span text:style-name="T32">tabela</text:span></text:span><text:span text:style-name="T32"> representa a data em que um </text:span><text:soft-page-break/><text:span text:style-name="T32">determinado procedimento ou tratamento se realizou.</text:span></text:p>
        </text:list-item>
      </text:list>
      <text:p text:style-name="P2"><text:span text:style-name="T32"/></text:p>
      <text:p text:style-name="P2"><text:span text:style-name="T32"><text:tab/>Atributos:</text:span></text:p>
      <text:list xml:id="list494459953" text:style-name="L12">
        <text:list-item>
          <text:p text:style-name="P35"><text:span text:style-name="T11">id_treatmentDates:</text:span><text:span text:style-name="T12"> </text:span><text:span text:style-name="T2">é chave primária, já que identifica univocamente cada data. Inteiro que é auto incrementado;</text:span></text:p>
        </text:list-item>
        <text:list-item>
          <text:p text:style-name="P35"><text:span text:style-name="T11">treatmentDate: </text:span><text:span text:style-name="T12">string que representa a data em que um determinado procedimento ou tratamento se realizou.</text:span></text:p>
        </text:list-item>
        <text:list-item>
          <text:p text:style-name="P35"><text:span text:style-name="T3">earliestDate:</text:span><text:span text:style-name="T2"> é chave estrangeira da tabela EarliestDates. Inteiro que identifica a data inferior.</text:span></text:p>
        </text:list-item>
        <text:list-item>
          <text:p text:style-name="P35"><text:span text:style-name="T3">latestDate:</text:span><text:span text:style-name="T2"> é chave estrangeira da tabela LatestDates. Inteiro que identifica a data mais posterior.</text:span></text:p>
        </text:list-item>
      </text:list>
      <text:p text:style-name="Standard"><text:span text:style-name="T2"/></text:p>
      <text:list xml:id="list131627358" text:continue-list="list1231702234" text:style-name="L1">
        <text:list-item>
          <text:p text:style-name="P10">EarliestDates<text:span text:style-name="T32"> {</text:span><text:span text:style-name="T33">id_earliestDate</text:span><text:span text:style-name="T32">, earliestDate, termsource}</text:span></text:p>
        </text:list-item>
      </text:list>
      <text:p text:style-name="P2"><text:span text:style-name="T32"><text:tab/>Correspondente à categoria </text:span>Earliest<text:span text:style-name="Strong_20_Emphasis"><text:span text:style-name="T29"> Date</text:span></text:span><text:span text:style-name="T32">. Esta </text:span><text:span text:style-name="Strong_20_Emphasis"><text:span text:style-name="T32">tabela</text:span></text:span><text:span text:style-name="T32"> representa um ano que amplamente delimita o início de um espaço de tempo entre datas.</text:span></text:p>
      <text:p text:style-name="P2"><text:span text:style-name="T32"/></text:p>
      <text:p text:style-name="P2"><text:span text:style-name="T32"><text:tab/>Atributos:</text:span></text:p>
      <text:list xml:id="list921552895" text:style-name="L13">
        <text:list-item>
          <text:p text:style-name="P36"><text:span text:style-name="T11">id_earliestDate: </text:span><text:span text:style-name="T2">é chave primária, já que identifica univocamente cada ano. Inteiro que é auto incrementado;</text:span></text:p>
        </text:list-item>
        <text:list-item>
          <text:p text:style-name="P36"><text:span text:style-name="T11">earliestDate:</text:span><text:span text:style-name="T12"> string que representa um ano que amplamente delimita o início de um espaço de tempo entre datas.</text:span></text:p>
        </text:list-item>
        <text:list-item>
          <text:p text:style-name="P36"><text:span text:style-name="T11">termsource:</text:span><text:span text:style-name="T12"> </text:span><text:span text:style-name="T2">string que identifica a fonte do termo.</text:span></text:p>
        </text:list-item>
      </text:list>
      <text:p text:style-name="P2"><text:span text:style-name="T32"/></text:p>
      <text:list xml:id="list599245606" text:continue-list="list131627358" text:style-name="L1">
        <text:list-item>
          <text:p text:style-name="P8"><text:span text:style-name="T29">LatestDates</text:span><text:span text:style-name="T32">{</text:span><text:span text:style-name="T33">id_latestDate</text:span><text:span text:style-name="T32">, latestDate, termsource}</text:span></text:p>
        </text:list-item>
      </text:list>
      <text:p text:style-name="P1"><text:span text:style-name="T32"><text:tab/>Correspondente à categoria </text:span><text:span text:style-name="Strong_20_Emphasis"><text:span text:style-name="T29">Latest Date</text:span></text:span><text:span text:style-name="T32">. Esta </text:span><text:span text:style-name="Strong_20_Emphasis"><text:span text:style-name="T32">tabela</text:span></text:span><text:span text:style-name="T32"> representa um ano que amplamente delimita o final de um espaço de tempo entre datas.</text:span></text:p>
      <text:p text:style-name="P2"><text:span text:style-name="T32"/></text:p>
      <text:p text:style-name="P2"><text:span text:style-name="T32"><text:tab/>Atributos:</text:span></text:p>
      <text:list xml:id="list1507789661" text:continue-list="list921552895" text:style-name="L13">
        <text:list-item>
          <text:p text:style-name="P36"><text:span text:style-name="T11">id_latestDate: </text:span><text:span text:style-name="T2">é chave primária, já que identifica univocamente cada ano. Inteiro que é auto incrementado;</text:span></text:p>
        </text:list-item>
        <text:list-item>
          <text:p text:style-name="P36"><text:span text:style-name="T11">latestDate:</text:span><text:span text:style-name="T12"> string que representa um ano que amplamente delimita o final de um espaço de tempo entre datas.</text:span></text:p>
        </text:list-item>
        <text:list-item>
          <text:p text:style-name="P36"><text:span text:style-name="T11">termsource:</text:span><text:span text:style-name="T12"> </text:span><text:span text:style-name="T2">string que identifica a fonte do termo.</text:span></text:p>
        </text:list-item>
      </text:list>
      <text:p text:style-name="P1"><text:span text:style-name="T25"/></text:p>
      <text:list xml:id="list158241132" text:continue-list="list599245606" text:style-name="L1">
        <text:list-item>
          <text:p text:style-name="P10">IndexingCreators<text:span text:style-name="T32"> {</text:span><text:span text:style-name="T33">id_indexingCreators</text:span><text:span text:style-name="T32">, genderCreator}</text:span></text:p>
          <text:p text:style-name="P10"><text:span text:style-name="T32">Correspondente à categoria </text:span><text:span text:style-name="Strong_20_Emphasis"><text:span text:style-name="T29">Creator Descritpion</text:span></text:span><text:span text:style-name="T32">. Esta </text:span><text:span text:style-name="Strong_20_Emphasis"><text:span text:style-name="T32">tabela</text:span></text:span><text:span text:style-name="T32"> representa os criadores de uma obra.</text:span></text:p>
        </text:list-item>
      </text:list>
      <text:p text:style-name="P2"><text:span text:style-name="T32"/></text:p>
      <text:p text:style-name="P2"><text:span text:style-name="T32"><text:tab/>Atributos:</text:span></text:p>
      <text:list xml:id="list488291088" text:style-name="L14">
        <text:list-item>
          <text:p text:style-name="P37"><text:span text:style-name="T11">id_indexingCreators:</text:span><text:span text:style-name="T12"> </text:span><text:span text:style-name="T2">é chave primária, já que identifica univocamente cada criador. Inteiro que é auto incrementado;</text:span></text:p>
        </text:list-item>
        <text:list-item>
          <text:p text:style-name="P23">genderCreator:<text:span text:style-name="T32"> string que identifica o sexo do criador.</text:span></text:p>
        </text:list-item>
      </text:list>
      <text:p text:style-name="P19"><text:span text:style-name="T32"/></text:p>
      <text:list xml:id="list1609423268" text:continue-list="list158241132" text:style-name="L1">
        <text:list-item>
          <text:p text:style-name="P10">NamesCreator<text:span text:style-name="T32"> {</text:span><text:span text:style-name="T33">id_namesCreator</text:span><text:span text:style-name="T32">, nameCreator, type, termsource, termsourceID}</text:span></text:p>
        </text:list-item>
      </text:list>
      <text:p text:style-name="P2"><text:span text:style-name="T32"><text:tab/>Correspondente à categoria </text:span><text:span text:style-name="Strong_20_Emphasis"><text:span text:style-name="T29">Creator Descritpion</text:span></text:span><text:span text:style-name="T32">. Esta </text:span><text:span text:style-name="Strong_20_Emphasis"><text:span text:style-name="T32">tabela</text:span></text:span><text:span text:style-name="T32"> representa os nomes, alcunhas ou outros identificadores de um indivíduo, grupo de pessoas, firma ou outra entidade que contribuiu para o desenho, criação, produção, manufatura ou alteração da obra.</text:span></text:p>
      <text:p text:style-name="P2"><text:span text:style-name="T32"/></text:p>
      <text:p text:style-name="P2"><text:soft-page-break/><text:span text:style-name="T32"><text:tab/>Atributos:</text:span></text:p>
      <text:list xml:id="list1059788649" text:style-name="L15">
        <text:list-item>
          <text:p text:style-name="P38"><text:span text:style-name="T11">id_namesCreator: </text:span><text:span text:style-name="T2">é chave primária, já que identifica univocamente cada nome. Inteiro que é auto incrementado;</text:span></text:p>
        </text:list-item>
        <text:list-item>
          <text:p text:style-name="P38"><text:span text:style-name="T11">nameCreator: </text:span><text:span text:style-name="T12">string que representa os nomes, alcunhas ou outros identificadores de um indivíduo, grupo de pessoas, firma ou outra entidade que contribuiu para o desenho, criação, produção, manufatura ou alteração da obra.</text:span></text:p>
        </text:list-item>
        <text:list-item>
          <text:p text:style-name="P24">type:<text:span text:style-name="T32"> string que identifica se o nome corresponde a uma pessoa singular ou coletiva.</text:span></text:p>
        </text:list-item>
        <text:list-item>
          <text:p text:style-name="P38"><text:span text:style-name="T11">termsource: </text:span><text:span text:style-name="T2">string que identifica a fonte do nome.</text:span></text:p>
        </text:list-item>
        <text:list-item>
          <text:p text:style-name="P38"><text:span text:style-name="T11">termsourceID:</text:span><text:span text:style-name="T12"> </text:span><text:span text:style-name="T2">string que representa o identificador do nome na fonte.</text:span></text:p>
        </text:list-item>
      </text:list>
      <text:p text:style-name="P2"><text:span text:style-name="T32"><text:tab/><text:tab/></text:span></text:p>
      <text:list xml:id="list295411605" text:continue-list="list1609423268" text:style-name="L1">
        <text:list-item>
          <text:p text:style-name="P10">SourceNamesCreator<text:span text:style-name="T32"> {</text:span><text:span text:style-name="T33">id_sourceNamesCreator</text:span><text:span text:style-name="T32">, sourceNameCreator}</text:span></text:p>
        </text:list-item>
      </text:list>
      <text:p text:style-name="P2"><text:span text:style-name="T32"><text:tab/>Esta </text:span><text:span text:style-name="Strong_20_Emphasis"><text:span text:style-name="T32">tabela</text:span></text:span><text:span text:style-name="T32"> representa a fonte para o nome, genericamente uma fonte publicada.</text:span></text:p>
      <text:p text:style-name="P3"/>
      <text:p text:style-name="P3"><text:tab/>Atributos:</text:p>
      <text:list xml:id="list422847779" text:continue-list="list357981149" text:style-name="L3">
        <text:list-item>
          <text:p text:style-name="P26"><text:span text:style-name="T11">i</text:span><text:span text:style-name="T3">d_sourceNamesCreator</text:span><text:span text:style-name="T11">:</text:span><text:span text:style-name="T12"> </text:span><text:span text:style-name="T2">é chave primária, já que identifica univocamente cada fonte. Inteiro que é auto incrementado;</text:span></text:p>
        </text:list-item>
        <text:list-item>
          <text:p text:style-name="P26"><text:span text:style-name="T11">sourceNameCreator:</text:span><text:span text:style-name="T12"> string que identifica a fonte para o nome, geralmente uma fonte publicada.</text:span></text:p>
        </text:list-item>
      </text:list>
      <text:p text:style-name="P2"><text:span text:style-name="T32"/></text:p>
      <text:list xml:id="list813901466" text:continue-list="list295411605" text:style-name="L1">
        <text:list-item>
          <text:p text:style-name="P10">NationalitiesCreator<text:span text:style-name="T32"> {</text:span><text:span text:style-name="T33">id_nationalitiesCreator</text:span><text:span text:style-name="T32">, nationalitycreator}</text:span></text:p>
        </text:list-item>
      </text:list>
      <text:p text:style-name="P2"><text:span text:style-name="T32"><text:tab/>Correspondente à categoria </text:span><text:span text:style-name="Strong_20_Emphasis"><text:span text:style-name="T29">Creator Descritpion</text:span></text:span><text:span text:style-name="T32">. Esta </text:span><text:span text:style-name="Strong_20_Emphasis"><text:span text:style-name="T32">tabela</text:span></text:span><text:span text:style-name="T32"> representa a afiliação nacional ou cultural da pessoa singular ou coletiva.</text:span></text:p>
      <text:p text:style-name="P2"><text:span text:style-name="T32"/></text:p>
      <text:p text:style-name="P2"><text:span text:style-name="T32"><text:tab/>Atributos:</text:span></text:p>
      <text:list xml:id="list798090443" text:continue-list="list488291088" text:style-name="L14">
        <text:list-item>
          <text:p text:style-name="P37"><text:span text:style-name="T11">id_nationalitiesCreator:</text:span><text:span text:style-name="T12"> </text:span><text:span text:style-name="T2">é chave primária, já que identifica univocamente cada nacionalidade. Inteiro que é auto incrementado;</text:span></text:p>
        </text:list-item>
        <text:list-item>
          <text:p text:style-name="P37"><text:span text:style-name="T11">nationalitycreator</text:span><text:span text:style-name="T12">: string que representa a afiliação nacional ou cultural da pessoa singular ou coletiva.</text:span></text:p>
          <text:p text:style-name="P37"><text:span text:style-name="T12"/></text:p>
        </text:list-item>
      </text:list>
      <text:list xml:id="list2101573023" text:continue-list="list813901466" text:style-name="L1">
        <text:list-item>
          <text:p text:style-name="P10">vitalDatesCreator<text:span text:style-name="T32"> {</text:span><text:span text:style-name="T33">id_vitalDatesCreator</text:span><text:span text:style-name="T32">, vitalDatesCreator, birthDate, deathDate, termSource, </text:span><text:span text:style-name="T15">IndexingCreator</text:span><text:span text:style-name="T32">}</text:span></text:p>
        </text:list-item>
      </text:list>
      <text:p text:style-name="P2"><text:tab/><text:span text:style-name="T32">Correspondente à categoria </text:span><text:span text:style-name="Strong_20_Emphasis"><text:span text:style-name="T29">Creator Descritpion</text:span></text:span><text:span text:style-name="T32">. Esta </text:span><text:span text:style-name="Strong_20_Emphasis"><text:span text:style-name="T32">tabela</text:span></text:span><text:span text:style-name="T32"> representa uma descrição do tempo de vida da pessoa singular ou da existência da pessoa coletiva.</text:span></text:p>
      <text:p text:style-name="P2"><text:span text:style-name="T32"/></text:p>
      <text:p text:style-name="P2"><text:span text:style-name="T32"><text:tab/>Atributos:</text:span></text:p>
      <text:list xml:id="list664116648" text:continue-list="list1059788649" text:style-name="L15">
        <text:list-item>
          <text:p text:style-name="P38"><text:span text:style-name="T11">id_vitalDatesCreator: </text:span><text:span text:style-name="T2">é chave primária, já que identifica univocamente cada descrição. Inteiro que é auto incrementado;</text:span></text:p>
        </text:list-item>
        <text:list-item>
          <text:p text:style-name="P38"><text:span text:style-name="T11">vitalDatesCreator: </text:span><text:span text:style-name="T12">string que representa uma descrição do tempo de vida da pessoa singular ou da existência da pessoa coletiva.</text:span></text:p>
        </text:list-item>
        <text:list-item>
          <text:p text:style-name="P38"><text:span text:style-name="T11">birthDate:</text:span><text:span text:style-name="T12"> string que identifica o ano de nascimento do criador.</text:span></text:p>
        </text:list-item>
        <text:list-item>
          <text:p text:style-name="P38"><text:span text:style-name="T11">deathDate:</text:span><text:span text:style-name="T12"> string que identifica o ano de morte do criador.</text:span></text:p>
        </text:list-item>
        <text:list-item>
          <text:p text:style-name="P38"><text:span text:style-name="T11">termsource: </text:span><text:span text:style-name="T2">string que identifica a fonte do termo.</text:span></text:p>
        </text:list-item>
        <text:list-item>
          <text:p text:style-name="P38"><text:span text:style-name="T3">IndexingCreator</text:span><text:span text:style-name="T11">:</text:span><text:span text:style-name="T12"> </text:span><text:span text:style-name="T2">é chave estrangeira da tabela IndexingCreators. Inteiro que identifica o criador.</text:span></text:p>
        </text:list-item>
      </text:list>
      <text:p text:style-name="P2"/>
      <text:list xml:id="list946221197" text:continue-list="list2101573023" text:style-name="L1">
        <text:list-item>
          <text:p text:style-name="P10">CreatorRoles<text:span text:style-name="T32"> {</text:span><text:span text:style-name="T33">id_rolesCreator</text:span><text:span text:style-name="T32">, roleCreator, termsource, termsourceID}</text:span></text:p>
        </text:list-item>
      </text:list>
      <text:p text:style-name="P2"><text:span text:style-name="T32"><text:tab/>Correspondente à categoria </text:span><text:span text:style-name="Strong_20_Emphasis"><text:span text:style-name="T29">Creator Descritpion</text:span></text:span><text:span text:style-name="T32">. Esta </text:span><text:span text:style-name="Strong_20_Emphasis"><text:span text:style-name="T32">tabela</text:span></text:span><text:span text:style-name="T32"> representa o papel do criador ou </text:span><text:soft-page-break/><text:span text:style-name="T32">outro agente na criação ou produção da obra.</text:span></text:p>
      <text:p text:style-name="P2"><text:span text:style-name="T32"/></text:p>
      <text:p text:style-name="P2"><text:span text:style-name="T32"><text:tab/>Atributos:</text:span></text:p>
      <text:list xml:id="list1207059853" text:continue-list="list664116648" text:style-name="L15">
        <text:list-item>
          <text:p text:style-name="P38"><text:span text:style-name="T11">id_rolesCreator: </text:span><text:span text:style-name="T2">é chave primária, já que identifica univocamente cada papel. Inteiro que é auto incrementado;</text:span></text:p>
        </text:list-item>
        <text:list-item>
          <text:p text:style-name="P38"><text:span text:style-name="T11">roleCreator: </text:span><text:span text:style-name="T12">string que representa o papel do criador ou outro agente na criação ou produção da obra.</text:span></text:p>
        </text:list-item>
        <text:list-item>
          <text:p text:style-name="P38"><text:span text:style-name="T11">termsource: </text:span><text:span text:style-name="T2">string que identifica a fonte do papel.</text:span></text:p>
        </text:list-item>
        <text:list-item>
          <text:p text:style-name="P38"><text:span text:style-name="T11">termsourceID:</text:span><text:span text:style-name="T12"> </text:span><text:span text:style-name="T2">string que representa o identificador do papel na fonte.</text:span></text:p>
        </text:list-item>
      </text:list>
      <text:p text:style-name="P2"><text:span text:style-name="T25"/></text:p>
      <text:list xml:id="list965654708" text:continue-list="list946221197" text:style-name="L1">
        <text:list-item>
          <text:p text:style-name="P8"><text:span text:style-name="T29">Styles</text:span><text:span text:style-name="T32"> {</text:span><text:span text:style-name="T33">id_styles</text:span><text:span text:style-name="T32">, style, termsource, termsourceID}</text:span></text:p>
        </text:list-item>
      </text:list>
      <text:p text:style-name="P1"><text:span text:style-name="T32"><text:tab/>Correspondente à categoria </text:span><text:span text:style-name="Strong_20_Emphasis"><text:span text:style-name="T29">Styles/Periods Indexing Terms</text:span></text:span><text:span text:style-name="T32">. Esta </text:span><text:span text:style-name="Strong_20_Emphasis"><text:span text:style-name="T32">tabela</text:span></text:span><text:span text:style-name="T32"> representa o termo que identifica estilo, período artístico ou histórico, movimento, grupo ou escola cujas características estão representadas na obra.</text:span></text:p>
      <text:p text:style-name="P2"><text:span text:style-name="T32"/></text:p>
      <text:p text:style-name="P2"><text:span text:style-name="T32"><text:tab/>Atributos:</text:span></text:p>
      <text:list xml:id="list2126570246" text:continue-list="list1207059853" text:style-name="L15">
        <text:list-item>
          <text:p text:style-name="P38"><text:span text:style-name="T11">id_styles: </text:span><text:span text:style-name="T2">é chave primária, já que identifica univocamente cada estilo. Inteiro que é auto incrementado;</text:span></text:p>
        </text:list-item>
        <text:list-item>
          <text:p text:style-name="P38"><text:span text:style-name="T11">style: </text:span><text:span text:style-name="T12">string que representa o termo que identifica estilo, período artístico ou histórico, movimento, grupo ou escola cujas características estão representadas na obra.</text:span></text:p>
        </text:list-item>
        <text:list-item>
          <text:p text:style-name="P38"><text:span text:style-name="T11">termsource: </text:span><text:span text:style-name="T2">string que identifica a fonte do estilo.</text:span></text:p>
        </text:list-item>
        <text:list-item>
          <text:p text:style-name="P38"><text:span text:style-name="T11">termsourceID:</text:span><text:span text:style-name="T12"> </text:span><text:span text:style-name="T2">string que representa o identificador do estilo na fonte.</text:span></text:p>
        </text:list-item>
      </text:list>
      <text:p text:style-name="P1"><text:span text:style-name="T32"/></text:p>
      <text:list xml:id="list2070566093" text:continue-list="list965654708" text:style-name="L1">
        <text:list-item>
          <text:p text:style-name="P8"><text:span text:style-name="T29">Cultures </text:span><text:span text:style-name="T32">{</text:span><text:span text:style-name="T33">id_cultures</text:span><text:span text:style-name="T32">, culture, termsource, termsourceID}</text:span></text:p>
        </text:list-item>
      </text:list>
      <text:p text:style-name="P1"><text:span text:style-name="T32"><text:tab/>Correspondente à categoria </text:span><text:span text:style-name="Strong_20_Emphasis"><text:span text:style-name="T29">Object/Work Culture</text:span></text:span><text:span text:style-name="T32">. Esta </text:span><text:span text:style-name="Strong_20_Emphasis"><text:span text:style-name="T32">tabela</text:span></text:span><text:span text:style-name="T32"> representa o nome da cultura, povo, ou nacionalidade da qual a obra é originária.</text:span></text:p>
      <text:p text:style-name="P2"><text:span text:style-name="T32"/></text:p>
      <text:p text:style-name="P2"><text:span text:style-name="T32"><text:tab/>Atributos:</text:span></text:p>
      <text:list xml:id="list1248533043" text:continue-list="list2126570246" text:style-name="L15">
        <text:list-item>
          <text:p text:style-name="P38"><text:span text:style-name="T11">id_cultures: </text:span><text:span text:style-name="T2">é chave primária, já que identifica univocamente cada cultura. Inteiro que é auto incrementado;</text:span></text:p>
        </text:list-item>
        <text:list-item>
          <text:p text:style-name="P38"><text:span text:style-name="T11">culture: </text:span><text:span text:style-name="T12">string que representa o nome da cultura, povo, ou nacionalidade da qual a obra é originária.</text:span></text:p>
        </text:list-item>
        <text:list-item>
          <text:p text:style-name="P38"><text:span text:style-name="T11">termsource: </text:span><text:span text:style-name="T2">string que identifica a fonte da cultura.</text:span></text:p>
        </text:list-item>
        <text:list-item>
          <text:p text:style-name="P38"><text:span text:style-name="T11">termsourceID:</text:span><text:span text:style-name="T12"> </text:span><text:span text:style-name="T2">string que representa o identificador da cultura na fonte.</text:span></text:p>
        </text:list-item>
      </text:list>
      <text:p text:style-name="P1"><text:span text:style-name="T32"/></text:p>
      <text:list xml:id="list378626193" text:continue-list="list2070566093" text:style-name="L1">
        <text:list-item>
          <text:p text:style-name="P10">IndexingDates<text:span text:style-name="T32"> {</text:span><text:span text:style-name="T22">id_indexingDates</text:span><text:span text:style-name="T32">, dateQualifier, </text:span><text:span text:style-name="T15">earliestDate</text:span><text:span text:style-name="T32">, </text:span><text:span text:style-name="T15">latestDate</text:span><text:span text:style-name="T32">, </text:span><text:span text:style-name="T15">Object_Work_Record</text:span><text:span text:style-name="T32">}</text:span></text:p>
        </text:list-item>
      </text:list>
      <text:p text:style-name="P2"><text:span text:style-name="T32"><text:tab/>Correspondente à categoria </text:span><text:span text:style-name="Strong_20_Emphasis"><text:span text:style-name="T29">Creation Date</text:span></text:span><text:span text:style-name="T32">. Esta </text:span><text:span text:style-name="Strong_20_Emphasis"><text:span text:style-name="T32">tabela</text:span></text:span><text:span text:style-name="T32"> representa um conjunto de anos que delimitam a duração da criação e produção da obra.</text:span></text:p>
      <text:p text:style-name="Standard"><text:span text:style-name="T9"/></text:p>
      <text:p text:style-name="Standard"><text:span text:style-name="T9"><text:tab/>Atributos:</text:span></text:p>
      <text:list xml:id="list447157435" text:continue-list="list574197524" text:style-name="L7">
        <text:list-item>
          <text:p text:style-name="P29"><text:span text:style-name="T11">id_</text:span><text:span text:style-name="T3">indexingDates</text:span><text:span text:style-name="T11">:</text:span><text:span text:style-name="T12"> </text:span><text:span text:style-name="T2">é chave primária, já que identifica univocamente cada conjunto de anos. Inteiro que é auto incrementado;</text:span></text:p>
        </text:list-item>
        <text:list-item>
          <text:p text:style-name="P29"><text:span text:style-name="T11">dateQualifier:</text:span><text:span text:style-name="T12"> string que representa uma esclarecimento do significado da data.</text:span></text:p>
        </text:list-item>
        <text:list-item>
          <text:p text:style-name="P29"><text:span text:style-name="T3">earliestDate:</text:span><text:span text:style-name="T2"> é chave estrangeira da tabela EarliestDates. Inteiro que identifica a data inferior.</text:span></text:p>
        </text:list-item>
        <text:list-item>
          <text:p text:style-name="P29"><text:span text:style-name="T3">latestDate:</text:span><text:span text:style-name="T2"> é chave estrangeira da tabela LatestDates. Inteiro que identifica a data mais </text:span><text:soft-page-break/><text:span text:style-name="T2">posterior.</text:span></text:p>
        </text:list-item>
        <text:list-item>
          <text:p text:style-name="P29"><text:span text:style-name="T3">Object_Work_Record:</text:span><text:span text:style-name="T5"> </text:span><text:span text:style-name="T2">é chave estrangeira da tabela Object_Work_Record. Inteiro que identifica a obra.</text:span></text:p>
        </text:list-item>
      </text:list>
      <text:p text:style-name="P2"><text:span text:style-name="T32"><text:tab/></text:span></text:p>
      <text:list xml:id="list580254742" text:continue-list="list378626193" text:style-name="L1">
        <text:list-item>
          <text:p text:style-name="P10">CreationPlaces<text:span text:style-name="T32"> {</text:span><text:span text:style-name="T33">id_creationPlaces</text:span><text:span text:style-name="T32">, creationPlace, termsource, termsourceID, placeQualifier, </text:span><text:span text:style-name="T15">Object_Work_Record</text:span><text:span text:style-name="T32">}</text:span></text:p>
        </text:list-item>
      </text:list>
      <text:p text:style-name="P2"><text:span text:style-name="T32"><text:tab/>Correspondente à categoria </text:span>Creation Place<text:span text:style-name="Strong_20_Emphasis"><text:span text:style-name="T29">/Orignal Location</text:span></text:span><text:span text:style-name="T32">. Esta </text:span><text:span text:style-name="Strong_20_Emphasis"><text:span text:style-name="T32">tabela</text:span></text:span><text:span text:style-name="T32"> representa a localização onde a criação, desenho ou produção da obra ou os seus componentes se realizou, ou a localização original da obra.</text:span></text:p>
      <text:p text:style-name="P2"><text:span text:style-name="T32"/></text:p>
      <text:p text:style-name="P2"><text:span text:style-name="T32"><text:tab/>Atributos:</text:span></text:p>
      <text:list xml:id="list714196522" text:continue-list="list1248533043" text:style-name="L15">
        <text:list-item>
          <text:p text:style-name="P38"><text:span text:style-name="T11">id_creationPlaces: </text:span><text:span text:style-name="T2">é chave primária, já que identifica univocamente cada localização. Inteiro que é auto incrementado;</text:span></text:p>
        </text:list-item>
        <text:list-item>
          <text:p text:style-name="P38"><text:span text:style-name="T11">creationPlace: </text:span><text:span text:style-name="T12">string que representa a localização onde a criação, desenho ou produção da obra ou os seus componentes se realizou, ou a localização original da obra.</text:span></text:p>
        </text:list-item>
        <text:list-item>
          <text:p text:style-name="P38"><text:span text:style-name="T11">termsource: </text:span><text:span text:style-name="T2">string que identifica a fonte da localização.</text:span></text:p>
        </text:list-item>
        <text:list-item>
          <text:p text:style-name="P38"><text:span text:style-name="T11">termsourceID:</text:span><text:span text:style-name="T12"> </text:span><text:span text:style-name="T2">string que representa o identificador da localização na fonte.</text:span></text:p>
        </text:list-item>
        <text:list-item>
          <text:p text:style-name="P13"><text:span text:style-name="T26">placeQualifier:</text:span><text:span text:style-name="T25"> string que representa um esclarecimento do significado do lugar ou localização.</text:span></text:p>
        </text:list-item>
        <text:list-item>
          <text:p text:style-name="P13"><text:span text:style-name="T26">Object_Work_Record:</text:span><text:span text:style-name="T18"> </text:span><text:span text:style-name="T25">é chave estrangeira da tabela Object_Work_Record. Inteiro que identifica a obra.</text:span></text:p>
        </text:list-item>
      </text:list>
      <text:p text:style-name="P2"><text:span text:style-name="T32"/></text:p>
      <text:list xml:id="list1679248340" text:continue-list="list580254742" text:style-name="L1">
        <text:list-item>
          <text:p text:style-name="P10">Provenance<text:span text:style-name="T32"> {</text:span><text:span text:style-name="T33">id_provenance</text:span><text:span text:style-name="T32">, provenanceDescription, cost, legalStatus, </text:span><text:span text:style-name="T15">Object_Work_Record</text:span><text:span text:style-name="T32">, </text:span><text:span text:style-name="T15">Owner</text:span><text:span text:style-name="T32">, </text:span><text:span text:style-name="T15">ownershipDate</text:span><text:span text:style-name="T32">, </text:span><text:span text:style-name="T15">OwnershipPlace</text:span><text:span text:style-name="T32">}</text:span></text:p>
        </text:list-item>
        <text:list-item>
          <text:p text:style-name="P10">TransferModes<text:span text:style-name="T32"> {</text:span><text:span text:style-name="T33">id_transferMode</text:span><text:span text:style-name="T32">, transferMode, </text:span><text:span text:style-name="T15">Provenance</text:span><text:span text:style-name="T32">}</text:span></text:p>
        </text:list-item>
        <text:list-item>
          <text:p text:style-name="P10">Owners<text:span text:style-name="T32"> {</text:span><text:span text:style-name="T33">id_owner, owner</text:span><text:span text:style-name="T32">, termsource, termsourceID, </text:span><text:span text:style-name="T15">OwnerRolesid_ownerRole</text:span><text:span text:style-name="T32">}</text:span></text:p>
        </text:list-item>
        <text:list-item>
          <text:p text:style-name="P10">OwnerRoles<text:span text:style-name="T32"> {</text:span><text:span text:style-name="T33">id_ownerRole</text:span><text:span text:style-name="T32">, ownerRole, termsource, termsourceID}</text:span></text:p>
        </text:list-item>
        <text:list-item>
          <text:p text:style-name="P10">OwnershipDates<text:span text:style-name="T32"> {</text:span><text:span text:style-name="T33">id_ownershipDate</text:span><text:span text:style-name="T32">, ownershipDate, </text:span><text:span text:style-name="T15">earliestDate</text:span><text:span text:style-name="T32">, </text:span><text:span text:style-name="T18">latestDate</text:span><text:span text:style-name="T32">}</text:span></text:p>
        </text:list-item>
        <text:list-item>
          <text:p text:style-name="P10">OwnershipPlaces<text:span text:style-name="T32"> {</text:span>id_ownershipPlaces<text:span text:style-name="T32">, ownershipPlace, termsource, termsourceID}</text:span></text:p>
        </text:list-item>
        <text:list-item>
          <text:p text:style-name="P8"><text:span text:style-name="T29">ExhibitionHistory </text:span><text:span text:style-name="T32">{</text:span><text:span text:style-name="T33">id_exhibitionHistory</text:span><text:span text:style-name="T32">, exhibitionDescription, exhibitionObjectLabel,, remarks, </text:span><text:span text:style-name="T15">exhibitionType,</text:span><text:span text:style-name="T32"> </text:span><text:span text:style-name="T15">Object_Work_Record</text:span><text:span text:style-name="T32">}</text:span></text:p>
        </text:list-item>
        <text:list-item>
          <text:p text:style-name="P10">ExhibitionTitles<text:span text:style-name="T32"> {</text:span><text:span text:style-name="T33">id_exhibitionTitles</text:span><text:span text:style-name="T32">, </text:span><text:span text:style-name="T15">ExhibitionHistory</text:span><text:span text:style-name="T32">, exhibitionTitle}</text:span></text:p>
        </text:list-item>
        <text:list-item>
          <text:p text:style-name="P10">ExhibitionTypes<text:span text:style-name="T32"> {</text:span><text:span text:style-name="T33">id_exhibitionTypes</text:span><text:span text:style-name="T32">, exhibitionType, ExhibitionHistory}</text:span></text:p>
        </text:list-item>
        <text:list-item>
          <text:p text:style-name="P10">ExhibitionVenues<text:span text:style-name="T32"> {</text:span><text:span text:style-name="T33">id_exhibitionVenues</text:span><text:span text:style-name="T32">, </text:span><text:span text:style-name="T15">ExhibitionHistory</text:span><text:span text:style-name="T32">, exhibitionVenue, </text:span><text:span text:style-name="T15">ExhibitionVenueDate</text:span><text:span text:style-name="T32">}</text:span></text:p>
        </text:list-item>
        <text:list-item>
          <text:p text:style-name="P10">ExhibitionVenueNames<text:span text:style-name="T32"> {</text:span><text:span text:style-name="T33">id_exhibitionVenueNames</text:span><text:span text:style-name="T32">, exhibitionVenueName, exhibitionVenuePlace, nameTermsource, nameTermsourceID, placeTermsource, placeTermsourceID, </text:span><text:span text:style-name="T15">ExhibitionVenue</text:span><text:span text:style-name="T32">}</text:span></text:p>
        </text:list-item>
        <text:list-item>
          <text:p text:style-name="P10">ExhibitionVenueDates<text:span text:style-name="T32"> {</text:span><text:span text:style-name="T33">id_ExhibitionVenueDate</text:span><text:span text:style-name="T32">, exhibitionVenueDate, </text:span><text:span text:style-name="T15">earliestDate</text:span><text:span text:style-name="T32">, </text:span><text:span text:style-name="T15">latestDate</text:span><text:span text:style-name="T32">}</text:span></text:p>
        </text:list-item>
        <text:list-item>
          <text:p text:style-name="P10">ExhibitionOrganizers<text:span text:style-name="T32"> {</text:span><text:span text:style-name="T33">id_exhibitionOrganizer</text:span><text:span text:style-name="T32">, exhibitionOrganizerName, exhibitionOrganizerLocation, nameTermsource, nameTermsourceID, locationTermsource, locationTermsourceID, </text:span><text:span text:style-name="T15">ExhibitionHistory</text:span><text:span text:style-name="T32">}</text:span></text:p>
        </text:list-item>
        <text:list-item>
          <text:p text:style-name="P10">Locations<text:span text:style-name="T32"> {</text:span><text:span text:style-name="T33">id_locations</text:span><text:span text:style-name="T32">, </text:span><text:span text:style-name="T15">Object_Work_Record</text:span><text:span text:style-name="T32">, </text:span><text:span text:style-name="T15">LocationName</text:span><text:span text:style-name="T32">}</text:span></text:p>
        </text:list-item>
        <text:list-item>
          <text:p text:style-name="P10">LocationsName<text:span text:style-name="T32"> {</text:span><text:span text:style-name="T33">id_locationsName</text:span><text:span text:style-name="T32">, locationName, type, termsource, termsourceID, locID, locIDtype}</text:span></text:p>
        </text:list-item>
        <text:list-item>
          <text:p text:style-name="P10">WorkIDs<text:span text:style-name="T32"> {</text:span><text:span text:style-name="T33">id_workIDs</text:span><text:span text:style-name="T32">, workID, type, </text:span><text:span text:style-name="T15">Location</text:span><text:span text:style-name="T32">}</text:span></text:p>
        </text:list-item>
        <text:list-item>
          <text:p text:style-name="P10">IndexingSubjects<text:span text:style-name="T32"> {</text:span><text:span text:style-name="T33">id_indexingSubjects</text:span><text:span text:style-name="T32">, type, extentSubject, </text:span><text:span text:style-name="T15">Object_Work_Record</text:span><text:span text:style-name="T32">}</text:span></text:p>
        </text:list-item>
        <text:list-item>
          <text:p text:style-name="P10"><text:soft-page-break/>SubjectTerms <text:span text:style-name="T32">{</text:span><text:span text:style-name="T33">id_subjectTerms</text:span><text:span text:style-name="T32">, subjectTerm, type, termsource, termsourceID}</text:span></text:p>
        </text:list-item>
        <text:list-item>
          <text:p text:style-name="P10">Classifications<text:span text:style-name="T32"> {</text:span><text:span text:style-name="T15">id_classifications</text:span><text:span text:style-name="T32">, classification, termsource, termsourceID}</text:span></text:p>
        </text:list-item>
        <text:list-item>
          <text:p text:style-name="P10">DescriptiveNotes<text:span text:style-name="T32"> {</text:span><text:span text:style-name="T33">id_descriptiveNotes</text:span><text:span text:style-name="T32">, descriptiveNote, </text:span><text:span text:style-name="T15">Object_Work_Record</text:span><text:span text:style-name="T32">}</text:span></text:p>
        </text:list-item>
        <text:list-item>
          <text:p text:style-name="P10">DescriptiveNoteSources<text:span text:style-name="T32"> {</text:span><text:span text:style-name="T33">id_descriptiveNoteSources</text:span><text:span text:style-name="T32">, descriptiveNoteSource}</text:span></text:p>
        </text:list-item>
        <text:list-item>
          <text:p text:style-name="P10">Inscriptions<text:span text:style-name="T32"> {</text:span><text:span text:style-name="T15">id_inscriptions</text:span><text:span text:style-name="T32">, inscriptions, </text:span><text:span text:style-name="T15">Object_Work_Record</text:span><text:span text:style-name="T32">}</text:span></text:p>
        </text:list-item>
        <text:list-item>
          <text:p text:style-name="P10">RelatedWorks<text:span text:style-name="T32"> {</text:span><text:span text:style-name="T33">id_relatedWorks</text:span><text:span text:style-name="T32">, relatedWorkRelType, </text:span><text:span text:style-name="T15">Object_Work_Record</text:span><text:span text:style-name="T32">}</text:span></text:p>
        </text:list-item>
        <text:list-item>
          <text:p text:style-name="P10">LinksRelatedWork<text:span text:style-name="T32"> {</text:span><text:span text:style-name="T33">id_linksRelatedWork</text:span><text:span text:style-name="T32">, linkRelatedWork, linkscheme, </text:span><text:span text:style-name="T15">RelatedWork</text:span><text:span text:style-name="T32">}</text:span></text:p>
        </text:list-item>
        <text:list-item>
          <text:p text:style-name="P10">LabelRelatedWork<text:span text:style-name="T32"> {</text:span><text:span text:style-name="T33">id_labelRelatedWork</text:span><text:span text:style-name="T32">, labelRelatedWork, </text:span><text:span text:style-name="T15">RelatedWork</text:span><text:span text:style-name="T32">}</text:span></text:p>
        </text:list-item>
        <text:list-item>
          <text:p text:style-name="P10">LocationsRelatedWork<text:span text:style-name="T32"> {</text:span><text:span text:style-name="T33">id_locationsRelatedWork</text:span><text:span text:style-name="T32">, locationRelatedWork, relWorkID, locID, locIDtype, termsource, </text:span><text:span text:style-name="T15">RelatedWork</text:span><text:span text:style-name="T32">}</text:span></text:p>
        </text:list-item>
        <text:list-item>
          <text:p text:style-name="P10">RightsWork<text:span text:style-name="T32"> {</text:span><text:span text:style-name="T33">id_rightsWork</text:span><text:span text:style-name="T32">, rightsWork, type, </text:span><text:span text:style-name="T15">Object_Work_Record</text:span><text:span text:style-name="T32">}</text:span></text:p>
        </text:list-item>
        <text:list-item>
          <text:p text:style-name="P10">RecordsID<text:span text:style-name="T32"> {</text:span><text:span text:style-name="T33">id_recordsID</text:span><text:span text:style-name="T32">, recordID, type, </text:span><text:span text:style-name="T15">Object_Work_Record</text:span><text:span text:style-name="T32">}</text:span></text:p>
        </text:list-item>
        <text:list-item>
          <text:p text:style-name="P10">RecordSources<text:span text:style-name="T32"> {</text:span><text:span text:style-name="T33">id_recordSources</text:span><text:span text:style-name="T32">, recordSource, </text:span><text:span text:style-name="T15">Object_Work_Record</text:span><text:span text:style-name="T32">}</text:span></text:p>
        </text:list-item>
        <text:list-item>
          <text:p text:style-name="P10">RecordInfo<text:span text:style-name="T32"> {</text:span><text:span text:style-name="T33">id_recordInfo</text:span><text:span text:style-name="T32">, type, </text:span><text:span text:style-name="T18">Object_Work_Record</text:span><text:span text:style-name="T32">}</text:span></text:p>
        </text:list-item>
        <text:list-item>
          <text:p text:style-name="P10">RecordsInfoID<text:span text:style-name="T32"> {</text:span><text:span text:style-name="T33">recordInfoID</text:span><text:span text:style-name="T32">, type, </text:span><text:span text:style-name="T15">RecordInfo</text:span><text:span text:style-name="T32">}</text:span></text:p>
        </text:list-item>
        <text:list-item>
          <text:p text:style-name="P10">RecordInfoLinks<text:span text:style-name="T32"> {</text:span><text:span text:style-name="T33">id_recordInfoLinks</text:span><text:span text:style-name="T32">, recordInfoLink, </text:span><text:span text:style-name="T15">RecordInfo</text:span><text:span text:style-name="T32">}</text:span></text:p>
        </text:list-item>
        <text:list-item>
          <text:p text:style-name="P10">RecordsRelID<text:span text:style-name="T32"> {</text:span><text:span text:style-name="T33">recordRelID</text:span><text:span text:style-name="T32">, type, </text:span><text:span text:style-name="T18">RecordInfo</text:span><text:span text:style-name="T32">}</text:span></text:p>
        </text:list-item>
        <text:list-item>
          <text:p text:style-name="P10">RecordMetadataLocations<text:span text:style-name="T32"> {</text:span><text:span text:style-name="T33">id_recordMetadataLocations</text:span><text:span text:style-name="T32">, recordMetadataLocation, type, </text:span><text:span text:style-name="T15">RecordInfo</text:span><text:span text:style-name="T32">}</text:span></text:p>
        </text:list-item>
        <text:list-item>
          <text:p text:style-name="P10">RecordMetadataDates<text:span text:style-name="T32"> {</text:span><text:span text:style-name="T33">id_recordMetadataDates</text:span><text:span text:style-name="T32">, recordMetadataDate, type, termsource, </text:span><text:span text:style-name="T15">RecordInfo</text:span><text:span text:style-name="T32">}</text:span></text:p>
        </text:list-item>
        <text:list-item>
          <text:p text:style-name="P10">RecordTypes<text:span text:style-name="T32"> {</text:span><text:span text:style-name="T22">id_recordTypes</text:span><text:span text:style-name="T32">, recordType}</text:span></text:p>
        </text:list-item>
        <text:list-item>
          <text:p text:style-name="P10">Resources<text:span text:style-name="T32"> {</text:span><text:span text:style-name="T33">id_resources</text:span><text:span text:style-name="T32">, </text:span><text:span text:style-name="T15">LinkResource</text:span><text:span text:style-name="T32">, </text:span><text:span text:style-name="T15">ResourceID</text:span><text:span text:style-name="T32">, </text:span><text:span text:style-name="T15">ResourceViewDescription</text:span><text:span text:style-name="T32">, </text:span><text:span text:style-name="T15">Object_Work_Record</text:span><text:span text:style-name="T32">}</text:span></text:p>
        </text:list-item>
        <text:list-item>
          <text:p text:style-name="P10">LinkResources<text:span text:style-name="T32"> {</text:span><text:span text:style-name="T33">id_linkResources</text:span><text:span text:style-name="T32">, linkResource, type, formatResource}</text:span></text:p>
        </text:list-item>
        <text:list-item>
          <text:p text:style-name="P10">ResourcesID<text:span text:style-name="T32"> {</text:span><text:span text:style-name="T33">resourceID</text:span><text:span text:style-name="T32">, type}</text:span></text:p>
        </text:list-item>
        <text:list-item>
          <text:p text:style-name="P10">ResourceRelTypes<text:span text:style-name="T32"> {</text:span><text:span text:style-name="T33">id_resourceRelType</text:span><text:span text:style-name="T32">, resourceRelType, type}</text:span></text:p>
        </text:list-item>
        <text:list-item>
          <text:p text:style-name="P10">ResourceTypes<text:span text:style-name="T32"> {</text:span><text:span text:style-name="T33">id_resourceTypes</text:span><text:span text:style-name="T32">, resourceType, termsource, termsourceID}</text:span></text:p>
        </text:list-item>
        <text:list-item>
          <text:p text:style-name="P10">ResourceViewDescriptions<text:span text:style-name="T32"> {</text:span><text:span text:style-name="T33">id_resourceViewDescriptions</text:span><text:span text:style-name="T32">, resourceViewDescription, </text:span><text:span text:style-name="T32">type}</text:span></text:p>
        </text:list-item>
      </text:list>
      <text:p text:style-name="P2"/>
      <text:h text:style-name="P43" text:outline-level="4">Tabelas com origem em entidades e relacionamentos N:M</text:h>
      <text:p text:style-name="P1">As tabelas seguintes, resultam de relacionamentos N:M existentes entre as tabelas apresentadas anteriormente:</text:p>
      <text:list xml:id="list1371953073" text:style-name="L5">
        <text:list-item>
          <text:p text:style-name="P12">Object_Work_Types_Object_Work_Records</text:p>
        </text:list-item>
      </text:list>
      <text:p text:style-name="P2"><text:tab/><text:span text:style-name="T32">Resultante do relacionamento N:M entre as tabelas </text:span>Object_Work_Records <text:span text:style-name="T32">e </text:span>Object_Work_Types<text:span text:style-name="T32">.</text:span></text:p>
      <text:list xml:id="list1849383564" text:continue-numbering="true" text:style-name="L5">
        <text:list-item>
          <text:p text:style-name="P12">SourceTitle_Object_Work_Titles</text:p>
        </text:list-item>
        <text:list-item>
          <text:p text:style-name="P12">QualifierMeasurements_IndexingMeasurements</text:p>
        </text:list-item>
        <text:list-item>
          <text:p text:style-name="P12">TermMaterialsTech_IndexingMaterialsTech</text:p>
        </text:list-item>
        <text:list-item>
          <text:p text:style-name="P12">TreatmentTypes_ConservationTreatmentHistory</text:p>
        </text:list-item>
        <text:list-item>
          <text:p text:style-name="P12">Object_Work_Records_IndexingCreators</text:p>
        </text:list-item>
        <text:list-item>
          <text:p text:style-name="P12">NamesCreator_IndexingCreators</text:p>
        </text:list-item>
        <text:list-item>
          <text:p text:style-name="P12">SourceNamesCreator_NamesCreator</text:p>
        </text:list-item>
        <text:list-item>
          <text:p text:style-name="P12">IndexingCreators_NationalitiesCreator</text:p>
        </text:list-item>
        <text:list-item>
          <text:p text:style-name="P12">IndexingCreators_RolesCreator</text:p>
        </text:list-item>
        <text:list-item>
          <text:p text:style-name="P12">Styles_Object_Work_Records</text:p>
        </text:list-item>
        <text:list-item>
          <text:p text:style-name="P12"><text:soft-page-break/>Cultures_Object_Work_Records</text:p>
        </text:list-item>
        <text:list-item>
          <text:p text:style-name="P12">IndexingSubjects_SubjectTerms</text:p>
        </text:list-item>
        <text:list-item>
          <text:p text:style-name="P12">Object_Work_Records_Classifications</text:p>
        </text:list-item>
        <text:list-item>
          <text:p text:style-name="P12">DescriptiveNotes_DescriptiveNoteSources</text:p>
        </text:list-item>
        <text:list-item>
          <text:p text:style-name="P12">ResourceRelTypes_Resources</text:p>
        </text:list-item>
        <text:list-item>
          <text:p text:style-name="P12">ResourceTypes_Resource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Verdana1" svg:font-family="Verdana, Helvetica, sans-serif"/>
    <style:font-face style:name="Verdana" svg:font-family="Verdana, sans-serif"/>
    <style:font-face style:name="ABCDEE+Calibri" svg:font-family="ABCDEE+Calib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0T02:29:00</dc:date>
    <dc:creator>Bruno Azevedo</dc:creator>
    <meta:editing-duration>PT10H11M25S</meta:editing-duration>
    <meta:editing-cycles>865</meta:editing-cycles>
    <meta:generator>LibreOffice/3.3$Linux LibreOffice_project/330m19$Build-401</meta:generator>
    <meta:document-statistic meta:table-count="0" meta:image-count="0" meta:object-count="0" meta:page-count="11" meta:paragraph-count="259" meta:word-count="3233" meta:character-count="25013"/>
  </office:meta>
</office:document-meta>
</file>